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6"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7"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8"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29"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30"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31"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2"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3"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4"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5"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6"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7"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8"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39"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40"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41"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42"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43"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44" style:family="paragraph" style:parent-style-name="Standard">
      <style:text-properties officeooo:paragraph-rsid="002d8302"/>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fo:font-style="normal" fo:font-weight="normal" officeooo:rsid="002f1543" style:font-style-asian="normal" style:font-weight-asian="normal" style:font-style-complex="normal" style:font-weight-complex="normal"/>
    </style:style>
    <style:style style:name="T24" style:family="text">
      <style:text-properties officeooo:rsid="0006153e"/>
    </style:style>
    <style:style style:name="T25" style:family="text">
      <style:text-properties fo:font-weight="normal" officeooo:rsid="0006153e" style:font-weight-asian="normal" style:font-weight-complex="normal"/>
    </style:style>
    <style:style style:name="T26" style:family="text">
      <style:text-properties officeooo:rsid="00207381"/>
    </style:style>
    <style:style style:name="T27" style:family="text">
      <style:text-properties officeooo:rsid="002318c1"/>
    </style:style>
    <style:style style:name="T28" style:family="text">
      <style:text-properties fo:font-weight="bold" officeooo:rsid="002318c1" style:font-weight-asian="bold" style:font-weight-complex="bold"/>
    </style:style>
    <style:style style:name="T29" style:family="text">
      <style:text-properties fo:font-weight="bold" officeooo:rsid="002d8302" style:font-weight-asian="bold" style:font-weight-complex="bold"/>
    </style:style>
    <style:style style:name="T30" style:family="text">
      <style:text-properties officeooo:rsid="00284a4c"/>
    </style:style>
    <style:style style:name="T31" style:family="text">
      <style:text-properties officeooo:rsid="002d8302"/>
    </style:style>
    <style:style style:name="T32" style:family="text">
      <style:text-properties officeooo:rsid="002f1543"/>
    </style:style>
    <style:style style:name="T33" style:family="text">
      <style:text-properties fo:color="#6a8759" style:font-name="DejaVu Sans Mono" fo:font-size="12pt"/>
    </style:style>
    <style:style style:name="T34" style:family="text">
      <style:text-properties fo:color="#6a8759" style:font-name="DejaVu Sans Mono" fo:font-size="12pt" fo:font-style="normal" fo:font-weight="normal" officeooo:rsid="002d8302" style:font-style-asian="normal" style:font-weight-asian="normal" style:font-style-complex="normal" style:font-weight-complex="normal"/>
    </style:style>
    <style:style style:name="T35" style:family="text">
      <style:text-properties fo:color="#000000" style:font-name="DejaVu Sans Mono" fo:font-size="12pt" fo:font-style="normal" fo:font-weight="normal" officeooo:rsid="002d8302" style:font-style-asian="normal" style:font-weight-asian="normal" style:font-style-complex="normal" style:font-weight-complex="normal"/>
    </style:style>
    <style:style style:name="T36"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37"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38" style:family="text">
      <style:text-properties fo:color="#000000" style:font-name="Liberation Serif" fo:font-size="12pt" fo:font-style="normal" fo:font-weight="normal" officeooo:rsid="0030af69"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4">hyperparameter optimization (</text:span>HPO<text:span text:style-name="T24">)</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5"/>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5"/>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6"/>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7">- Removed the decay rate from the configuration space;</text:p>
      <text:p text:style-name="P27">-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8">-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29"/>
      <text:p text:style-name="P18">May 14 2019</text:p>
      <text:p text:style-name="P30"/>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31"/>
      <text:p text:style-name="P8"><text:span text:style-name="T9">M</text:span><text:span text:style-name="T3">ay 1</text:span><text:span text:style-name="T10">7</text:span><text:span text:style-name="T3"> 2019</text:span></text:p>
      <text:p text:style-name="P32"/>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3"/>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4"/>
      <text:p text:style-name="P35">Is the ROC/PR AUC a measure of the separation between the classes' test set distributions? Should we use weighted f-score to give appropriate weight to the precision and recall?</text:p>
      <text:p text:style-name="P35"/>
      <text:p text:style-name="P19">May 20 2019</text:p>
      <text:p text:style-name="P36"/>
      <text:p text:style-name="P37">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6">The optimization metric was set to ROC AUC again.</text:span></text:p>
      <text:p text:style-name="P37"/>
      <text:p text:style-name="P20">May 21 2019</text:p>
      <text:p text:style-name="P37"><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8"/>
      <text:p text:style-name="P21">May 24 2019</text:p>
      <text:p text:style-name="P21"/>
      <text:p text:style-name="P39">A new study (study_9) was started using study_8 as a warm-up with the same number of iterations as the previous study.</text:p>
      <text:p text:style-name="P39"/>
      <text:p text:style-name="P22">May 29-<text:span text:style-name="T30">30</text:span> 2019</text:p>
      <text:p text:style-name="P22"/>
      <text:p text:style-name="P40">In order to study BOHB performance, we decided to run two new studies using Bayesian Optimization (without Hyperband) and Random Search using as budget 50 epochs. We ran both <text:span text:style-name="T27">for 400 iterations</text:span><text:span text:style-name="T28"> </text:span><text:span text:style-name="T27">which gives a total budget of </text:span><text:span text:style-name="T29">400*3*50=60k epochs</text:span><text:span text:style-name="T27">. In order to compare with BOHB, we also ran a new BOHB study </text:span><text:span text:style-name="T29">study_bohb</text:span><text:span text:style-name="T27"> with the same total budget, using 106</text:span><text:span text:style-name="T28"> </text:span><text:span text:style-name="T27">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40"/>
      <text:p text:style-name="P23">May 31 2019</text:p>
      <text:p text:style-name="P41"/>
      <text:p text:style-name="P41">Running ensembles for studies study_8 and study_9.</text:p>
      <text:p text:style-name="P36"/>
      <text:p text:style-name="P24">June 3-4 2019</text:p>
      <text:p text:style-name="P24"/>
      <text:p text:style-name="P42">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31">although for study_7 we did not use performance averaging.</text:span></text:p>
      <text:p text:style-name="P42"/>
      <text:p text:style-name="P42"><text:span text:style-name="T29">June 5 2019</text:span></text:p>
      <text:p text:style-name="P42"/>
      <text:p text:style-name="P44"><text:span text:style-name="T22">Running study_bo with 200 iterations (incorrectly chose 200 instead of 400... could do a follow-up study using this one as warmup...). Running </text:span><text:span text:style-name="T36">study_bohb_dr25_tcert_spline </text:span><text:span text:style-name="T37">using 2 nodes*4 gpus=8 configurations simultaneously. </text:span><text:span text:style-name="T38">The study was run for 72 hours, evaluating 824 configurations (</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6-11T15:56:27.298414440</dc:date>
    <meta:editing-duration>P6DT2H50M48S</meta:editing-duration>
    <meta:editing-cycles>19</meta:editing-cycles>
    <meta:generator>LibreOffice/4.3.7.2$Linux_X86_64 LibreOffice_project/430$Build-2</meta:generator>
    <meta:document-statistic meta:table-count="0" meta:image-count="0" meta:object-count="0" meta:page-count="3" meta:paragraph-count="42" meta:word-count="1468" meta:character-count="8815" meta:non-whitespace-character-count="7386"/>
  </office:meta>
</office:document-meta>
</file>